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07f0" officeooo:paragraph-rsid="000a07f0"/>
    </style:style>
    <style:style style:name="P2" style:family="paragraph" style:parent-style-name="Standard">
      <style:text-properties officeooo:rsid="000a07f0" officeooo:paragraph-rsid="000abcce"/>
    </style:style>
    <style:style style:name="P3" style:family="paragraph" style:parent-style-name="Standard">
      <style:text-properties officeooo:rsid="000a07f0" officeooo:paragraph-rsid="000b9857"/>
    </style:style>
    <style:style style:name="P4" style:family="paragraph" style:parent-style-name="Standard">
      <style:text-properties officeooo:rsid="000abcce" officeooo:paragraph-rsid="000abcce"/>
    </style:style>
    <style:style style:name="P5" style:family="paragraph" style:parent-style-name="Standard">
      <style:text-properties fo:font-size="18pt" officeooo:rsid="000bd1f9" officeooo:paragraph-rsid="000bd1f9" style:font-size-asian="18pt" style:font-size-complex="18pt"/>
    </style:style>
    <style:style style:name="P6" style:family="paragraph" style:parent-style-name="Standard">
      <style:text-properties fo:font-size="18pt" officeooo:rsid="000611e1" officeooo:paragraph-rsid="000bd1f9" style:font-size-asian="18pt" style:font-size-complex="18pt"/>
    </style:style>
    <style:style style:name="P7" style:family="paragraph" style:parent-style-name="Standard">
      <style:text-properties fo:font-size="18pt" officeooo:rsid="00321ff9" officeooo:paragraph-rsid="00321ff9" style:font-size-asian="18pt" style:font-size-complex="18pt"/>
    </style:style>
    <style:style style:name="P8" style:family="paragraph" style:parent-style-name="Standard">
      <style:text-properties fo:font-size="12pt" officeooo:rsid="001c6c38" officeooo:paragraph-rsid="00102c1d" style:font-size-asian="10.5pt" style:font-size-complex="12pt"/>
    </style:style>
    <style:style style:name="P9" style:family="paragraph" style:parent-style-name="Standard">
      <style:text-properties fo:font-size="12pt" officeooo:rsid="001c6c38" officeooo:paragraph-rsid="001c6c38" style:font-size-asian="10.5pt" style:font-size-complex="12pt"/>
    </style:style>
    <style:style style:name="P10" style:family="paragraph" style:parent-style-name="Standard">
      <style:text-properties fo:font-size="12pt" officeooo:rsid="00102c1d" officeooo:paragraph-rsid="00573639" style:font-size-asian="10.5pt" style:font-size-complex="12pt"/>
    </style:style>
    <style:style style:name="P11" style:family="paragraph" style:parent-style-name="Standard">
      <style:text-properties officeooo:rsid="000da6fd" officeooo:paragraph-rsid="000da6fd"/>
    </style:style>
    <style:style style:name="P12" style:family="paragraph" style:parent-style-name="Standard">
      <style:text-properties officeooo:rsid="000e6dbd" officeooo:paragraph-rsid="000e6dbd"/>
    </style:style>
    <style:style style:name="P13" style:family="paragraph" style:parent-style-name="Standard">
      <style:text-properties fo:font-size="13pt" officeooo:rsid="009835f1" officeooo:paragraph-rsid="009835f1" style:font-size-asian="11.3500003814697pt" style:font-size-complex="13pt"/>
    </style:style>
    <style:style style:name="P14" style:family="paragraph" style:parent-style-name="Standard">
      <style:text-properties fo:font-size="13pt" officeooo:rsid="00bb1ce4" officeooo:paragraph-rsid="00bb1ce4" style:font-size-asian="11.3500003814697pt" style:font-size-complex="13pt"/>
    </style:style>
    <style:style style:name="P15" style:family="paragraph" style:parent-style-name="Standard">
      <style:text-properties fo:font-size="13pt" officeooo:rsid="00d05012" officeooo:paragraph-rsid="00d05012" style:font-size-asian="11.3500003814697pt" style:font-size-complex="13pt"/>
    </style:style>
    <style:style style:name="P16" style:family="paragraph" style:parent-style-name="Standard">
      <style:text-properties fo:font-size="13pt" officeooo:rsid="00fb73c0" officeooo:paragraph-rsid="00fb73c0" style:font-size-asian="11.3500003814697pt" style:font-size-complex="13pt"/>
    </style:style>
    <style:style style:name="P17" style:family="paragraph" style:parent-style-name="Standard" style:list-style-name="L1">
      <style:text-properties officeooo:rsid="000abcce" officeooo:paragraph-rsid="000bd1f9"/>
    </style:style>
    <style:style style:name="P18" style:family="paragraph" style:parent-style-name="Standard" style:list-style-name="L1">
      <style:text-properties officeooo:rsid="000abcce" officeooo:paragraph-rsid="000abcce"/>
    </style:style>
    <style:style style:name="P19" style:family="paragraph" style:parent-style-name="Standard">
      <style:text-properties fo:font-size="12pt" officeooo:rsid="00718a5a" officeooo:paragraph-rsid="001c6c38" style:font-size-asian="10.5pt" style:font-size-complex="12pt"/>
    </style:style>
    <style:style style:name="P20" style:family="paragraph" style:parent-style-name="Standard" style:list-style-name="L2">
      <style:text-properties fo:font-size="13pt" officeooo:rsid="001ab2fa" officeooo:paragraph-rsid="0029dbb4" style:font-size-asian="11.3500003814697pt" style:font-size-complex="13pt"/>
    </style:style>
    <style:style style:name="P21" style:family="paragraph" style:parent-style-name="Standard" style:list-style-name="L2">
      <style:text-properties fo:font-size="13pt" officeooo:rsid="00abea08" officeooo:paragraph-rsid="00abea08" style:font-size-asian="11.3500003814697pt" style:font-size-complex="13pt"/>
    </style:style>
    <style:style style:name="P22" style:family="paragraph" style:parent-style-name="Standard" style:list-style-name="L2">
      <style:text-properties fo:font-size="13pt" officeooo:rsid="001b6675" officeooo:paragraph-rsid="0029dbb4" style:font-size-asian="11.3500003814697pt" style:font-size-complex="13pt"/>
    </style:style>
    <style:style style:name="P23" style:family="paragraph" style:parent-style-name="Standard" style:list-style-name="L2">
      <style:text-properties fo:font-size="13pt" officeooo:rsid="001f7c9f" officeooo:paragraph-rsid="0029dbb4" style:font-size-asian="11.3500003814697pt" style:font-size-complex="13pt"/>
    </style:style>
    <style:style style:name="P24" style:family="paragraph" style:parent-style-name="Standard" style:list-style-name="L2">
      <style:text-properties fo:font-size="13pt" officeooo:rsid="009835f1" officeooo:paragraph-rsid="009835f1" style:font-size-asian="11.3500003814697pt" style:font-size-complex="13pt"/>
    </style:style>
    <style:style style:name="P25" style:family="paragraph" style:parent-style-name="Standard">
      <style:text-properties fo:font-size="13pt" officeooo:rsid="0098c320" officeooo:paragraph-rsid="0029dbb4" style:font-size-asian="11.3500003814697pt" style:font-size-complex="13pt"/>
    </style:style>
    <style:style style:name="T1" style:family="text">
      <style:text-properties officeooo:rsid="000abcce"/>
    </style:style>
    <style:style style:name="T2" style:family="text">
      <style:text-properties officeooo:rsid="000bd1f9"/>
    </style:style>
    <style:style style:name="T3" style:family="text">
      <style:text-properties officeooo:rsid="000e6dbd"/>
    </style:style>
    <style:style style:name="T4" style:family="text">
      <style:text-properties officeooo:rsid="001c6c38"/>
    </style:style>
    <style:style style:name="T5" style:family="text">
      <style:text-properties officeooo:rsid="001dcf96"/>
    </style:style>
    <style:style style:name="T6" style:family="text">
      <style:text-properties officeooo:rsid="00201389"/>
    </style:style>
    <style:style style:name="T7" style:family="text">
      <style:text-properties officeooo:rsid="0028a343"/>
    </style:style>
    <style:style style:name="T8" style:family="text">
      <style:text-properties officeooo:rsid="00328b82"/>
    </style:style>
    <style:style style:name="T9" style:family="text">
      <style:text-properties officeooo:rsid="003d081c"/>
    </style:style>
    <style:style style:name="T10" style:family="text">
      <style:text-properties officeooo:rsid="00412a64"/>
    </style:style>
    <style:style style:name="T11" style:family="text">
      <style:text-properties officeooo:rsid="0041e9d3"/>
    </style:style>
    <style:style style:name="T12" style:family="text">
      <style:text-properties officeooo:rsid="00454216"/>
    </style:style>
    <style:style style:name="T13" style:family="text">
      <style:text-properties officeooo:rsid="00573639"/>
    </style:style>
    <style:style style:name="T14" style:family="text">
      <style:text-properties officeooo:rsid="009d7683"/>
    </style:style>
    <style:style style:name="T15" style:family="text">
      <style:text-properties officeooo:rsid="00a4401e"/>
    </style:style>
    <style:style style:name="T16" style:family="text">
      <style:text-properties officeooo:rsid="00b8f112"/>
    </style:style>
    <style:style style:name="T17" style:family="text">
      <style:text-properties officeooo:rsid="00c439f1"/>
    </style:style>
    <style:style style:name="T18" style:family="text">
      <style:text-properties officeooo:rsid="00c730e5"/>
    </style:style>
    <style:style style:name="T19" style:family="text">
      <style:text-properties officeooo:rsid="00efddd7"/>
    </style:style>
    <style:style style:name="T20" style:family="text">
      <style:text-properties officeooo:rsid="00f19ffd"/>
    </style:style>
    <style:style style:name="T21" style:family="text">
      <style:text-properties officeooo:rsid="00f72e17"/>
    </style:style>
    <style:style style:name="T22" style:family="text">
      <style:text-properties officeooo:rsid="00fd2425"/>
    </style:style>
    <style:style style:name="T23" style:family="text">
      <style:text-properties officeooo:rsid="0103a601"/>
    </style:style>
    <style:style style:name="T24" style:family="text">
      <style:text-properties officeooo:rsid="010570a0"/>
    </style:style>
    <style:style style:name="T25" style:family="text">
      <style:text-properties officeooo:rsid="010c16c3"/>
    </style:style>
    <style:style style:name="T26" style:family="text">
      <style:text-properties officeooo:rsid="010e3e91"/>
    </style:style>
    <style:style style:name="T27" style:family="text">
      <style:text-properties officeooo:rsid="011e2219"/>
    </style:style>
    <style:style style:name="T28" style:family="text">
      <style:text-properties officeooo:rsid="0122f471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vvio</text:p>
      <text:p text:style-name="P1"/>
      <text:p text:style-name="P1"><text:span text:style-name="T9">Lo scopo di questa fase è quello di rendere disponibile il prodotto agli utenti</text:span>. <text:span text:style-name="T3">R</text:span>ichiede una fase prelimare, che consiste nel verificare se sono <text:span text:style-name="T1">stati</text:span> installati <text:span text:style-name="T1">correttamente i</text:span> programmi nel server, <text:span text:style-name="T6">tra questi i più importanti sono</text:span>:</text:p>
      <text:p text:style-name="P1"/>
      <text:list xml:id="list7809194261878989461" text:style-name="L1">
        <text:list-item>
          <text:p text:style-name="P17">TirocinioSmart</text:p>
        </text:list-item>
        <text:list-item>
          <text:p text:style-name="P18">MySQL</text:p>
        </text:list-item>
        <text:list-item>
          <text:p text:style-name="P18">apache-tomcat</text:p>
        </text:list-item>
      </text:list>
      <text:p text:style-name="P4"><text:tab/></text:p>
      <text:p text:style-name="P2"><text:span text:style-name="T4">Richiede una fase di accerttazione da parte dell</text:span>’ amministratore, <text:span text:style-name="T5">in cui</text:span> <text:span text:style-name="T8">è necessario verificare</text:span> se <text:span text:style-name="T1">i programmi installati sono pronti per utilizzo.</text:span></text:p>
      <text:p text:style-name="P11"/>
      <text:p text:style-name="P3"><text:span text:style-name="T3">Successivamente sarà possibile passare alla </text:span>fase di <text:span text:style-name="T25">login</text:span>. <text:span text:style-name="T2">In questa fase </text:span>l’ amministratore<text:span text:style-name="T1"> inserisce le credenziali d’ accesso, che consistono in nome utente e password che gli verrànno forniti dal software developers al termine della fase di implentazione del software.</text:span></text:p>
      <text:p text:style-name="P3"/>
      <text:p text:style-name="P12">Al termine dell<text:span text:style-name="T26">a fase di login</text:span>, il sistema accede<text:span text:style-name="T19"> </text:span>alla home page <text:span text:style-name="T20">del sistema</text:span>.</text:p>
      <text:p text:style-name="P12"/>
      <text:p text:style-name="P6">Sospensione</text:p>
      <text:p text:style-name="P5"/>
      <text:p text:style-name="P10">Lo scopo di questa fase è quello di rendere TirocinioSmart non più utilizzabile <text:span text:style-name="T4">dagli utenti</text:span>. <text:span text:style-name="T7">Diversi possono essere i motivi che spingono l’ amministratore a spospendere il sistema, tra questi: </text:span></text:p>
      <text:p text:style-name="P10"><text:span text:style-name="T13">la manutenzione del sistema, guasto dell’ hardware, esecuzioni di operazioni sospette da parte degli utenti ecc... La sospensione del sistema r</text:span>ichiede una fase preliminare di verifica che va eseguita dall’ aministratore. <text:span text:style-name="T4">In questa fase l’ amministratore si accerta che i programmi installati funzionino correttamente come previsto. Nel caso in cui il sistema è in avvio e vi sono applicazioni non in funzione come stabilito inizzialmente, occorre che l’ amministratore segnali ai sistem developers tale anomalia.</text:span></text:p>
      <text:p text:style-name="P8"/>
      <text:p text:style-name="P19">In seguito l’ amministratore potrà sospendere il sistema effettuando un’ operazione di <text:span text:style-name="T27">l</text:span>ogout. Una volta sospeso il sistema non sarà più possibile usufluire dei servizzi che offre.</text:p>
      <text:p text:style-name="P9"/>
      <text:p text:style-name="P6">Error<text:span text:style-name="T16">e</text:span></text:p>
      <text:p text:style-name="P6"/>
      <text:p text:style-name="P15">Diversi sono gli errori <text:span text:style-name="T21">che si possono verificare:</text:span></text:p>
      <text:p text:style-name="P14"/>
      <text:list xml:id="list6432915980725581188" text:style-name="L2">
        <text:list-item>
          <text:p text:style-name="P20"><text:span text:style-name="T10">Errori generati da una s</text:span>ospensione inaspettata del sistema: <text:span text:style-name="T14">necessitano l’ intervento immediato dei sistem developers.</text:span></text:p>
        </text:list-item>
        <text:list-item>
          <text:p text:style-name="P20"><text:span text:style-name="T15">Errori generati da un m</text:span>alfunzionamento generato dal codice: <text:span text:style-name="T15">possono essere gravi o meno(dipende dal tipo di errore), nel caso di errori gravi occorre contattare immediatamente i sistem developers.</text:span></text:p>
        </text:list-item>
        <text:list-item>
          <text:p text:style-name="P21">Errori generati da BlackOut: necessitano l’ intervento immediato dei sistema developers.</text:p>
        </text:list-item>
        <text:list-item>
          <text:p text:style-name="P22"><text:soft-page-break/>Credenziali <text:span text:style-name="T12">D</text:span>i <text:span text:style-name="T12">A</text:span>ccesso <text:span text:style-name="T12">Non Validi: Se l’ errore si verifica durante la fase di avvio del sistema occorre contattare immediatamente i sistem developers. Se l’ errore si verifica quando l’ utente tenta di accedere al sistema, occorre contattare il Dip. Di Informatica.</text:span></text:p>
        </text:list-item>
        <text:list-item>
          <text:p text:style-name="P23"><text:span text:style-name="T11">Un E</text:span>rrore Causato Dal Malfunzionamento Dell’ Hardware: <text:span text:style-name="T17">Per tali errori non è prevista nessuna azione.</text:span></text:p>
        </text:list-item>
        <text:list-item>
          <text:p text:style-name="P24">Sovraccarico Di Dati Nel Sistema: <text:span text:style-name="T18">Non necessitano l’ immediato intervento dei sistem developers, possono essere corretti nei periodi di manutenzione del software.</text:span></text:p>
        </text:list-item>
      </text:list>
      <text:p text:style-name="P13"/>
      <text:p text:style-name="P16">Nel caso di arresto inaspettato occorre contattare <text:span text:style-name="T23">i</text:span> sistema developers per l’ evenutale ripristino <text:span text:style-name="T24">del sistema</text:span>. <text:span text:style-name="T22">Altri tipi di errori che non fermano l’ avvio del sistema possono essere corretti nei periodi di manutenzione.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21:10:34.630862209</meta:creation-date>
    <dc:date>2017-11-24T17:05:37.732485874</dc:date>
    <meta:editing-duration>PT2H5M4S</meta:editing-duration>
    <meta:editing-cycles>143</meta:editing-cycles>
    <meta:generator>LibreOffice/5.1.6.2$Linux_X86_64 LibreOffice_project/10m0$Build-2</meta:generator>
    <meta:document-statistic meta:table-count="0" meta:image-count="0" meta:object-count="0" meta:page-count="2" meta:paragraph-count="22" meta:word-count="435" meta:character-count="2885" meta:non-whitespace-character-count="2478"/>
  </office:meta>
</office:document-meta>
</file>